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3084" officeooo:paragraph-rsid="001330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efb0" officeooo:paragraph-rsid="0016ef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37dd" officeooo:paragraph-rsid="001737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deac" officeooo:paragraph-rsid="0018de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f11c8" officeooo:paragraph-rsid="001f11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74f20" officeooo:paragraph-rsid="00274f2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bb801" officeooo:paragraph-rsid="002bb801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3be71b" officeooo:paragraph-rsid="003be71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3f02a6" officeooo:paragraph-rsid="003f02a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358875" officeooo:paragraph-rsid="00358875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bold" officeooo:rsid="0036f6dd" officeooo:paragraph-rsid="0036f6d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officeooo:rsid="0010b878" officeooo:paragraph-rsid="0010b878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bold" officeooo:rsid="0016efb0" officeooo:paragraph-rsid="0016efb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efb0" officeooo:paragraph-rsid="0016efb0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61ccc" officeooo:paragraph-rsid="00161c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6efb0" officeooo:paragraph-rsid="0016efb0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16efb0" officeooo:paragraph-rsid="0016efb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efb0" officeooo:paragraph-rsid="0016efb0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weight="normal" officeooo:rsid="001c59a5" officeooo:paragraph-rsid="001c59a5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1ddebe" officeooo:paragraph-rsid="001ddeb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ddebe" officeooo:paragraph-rsid="001ddebe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weight="normal" officeooo:rsid="00200bc3" officeooo:paragraph-rsid="00200bc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00bc3" officeooo:paragraph-rsid="00200bc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0f101" officeooo:paragraph-rsid="0020f101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normal" officeooo:rsid="0021d597" officeooo:paragraph-rsid="0021d597" style:font-weight-asian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4b75b" officeooo:paragraph-rsid="0024b75b" style:font-style-asian="normal" style:font-weight-asian="normal" style:font-style-complex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5c787" officeooo:paragraph-rsid="0025c78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5c787" officeooo:paragraph-rsid="0025c787" style:font-style-asian="normal" style:font-weight-asian="normal" style:font-style-complex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9e538" officeooo:paragraph-rsid="0029e538" style:font-style-asian="normal" style:font-weight-asian="normal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a9d5c" officeooo:paragraph-rsid="002a9d5c" style:font-style-asian="normal" style:font-weight-asian="normal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bb801" officeooo:paragraph-rsid="002bb80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2bb801" officeooo:paragraph-rsid="002bb801" style:font-style-asian="normal" style:font-weight-asian="normal" style:font-style-complex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bb801" officeooo:paragraph-rsid="002bb801" style:font-style-asian="normal" style:font-weight-asian="normal" style:font-style-complex="normal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3dedd8" officeooo:paragraph-rsid="003dedd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3dedd8" officeooo:paragraph-rsid="003dedd8" style:font-style-asian="normal" style:font-weight-asian="normal" style:font-style-complex="normal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403cf0" officeooo:paragraph-rsid="00403cf0" style:font-style-asian="normal" style:font-weight-asian="normal" style:font-style-complex="normal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fo:font-size="12pt" fo:font-style="normal" fo:font-weight="bold" officeooo:rsid="00403cf0" officeooo:paragraph-rsid="00403cf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officeooo:rsid="002bb801" officeooo:paragraph-rsid="002bb801" style:font-style-asian="normal" style:font-style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fo:font-size="12pt" fo:font-style="italic" fo:font-weight="normal" officeooo:rsid="0036dfee" officeooo:paragraph-rsid="0036dfee" style:font-style-asian="italic" style:font-weight-asian="normal" style:font-style-complex="italic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fo:font-size="12pt" fo:font-style="italic" fo:font-weight="bold" officeooo:rsid="0036dfee" officeooo:paragraph-rsid="0036dfee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fo:font-weight="bold" officeooo:rsid="0036dfee" officeooo:paragraph-rsid="0036dfee" style:font-style-asian="italic" style:font-weight-asian="bold" style:font-style-complex="italic" style:font-weight-complex="bold"/>
    </style:style>
    <style:style style:name="P42" style:family="paragraph" style:parent-style-name="Standard" style:list-style-name="L13">
      <style:paragraph-properties fo:text-align="start" style:justify-single-word="false"/>
      <style:text-properties fo:font-size="12pt" fo:font-style="italic" fo:font-weight="bold" officeooo:rsid="003878a6" officeooo:paragraph-rsid="003878a6" style:font-style-asian="italic" style:font-weight-asian="bold" style:font-style-complex="italic" style:font-weight-complex="bold"/>
    </style:style>
    <style:style style:name="P43" style:family="paragraph" style:parent-style-name="Standard" style:list-style-name="L13">
      <style:paragraph-properties fo:text-align="start" style:justify-single-word="false"/>
      <style:text-properties fo:font-size="12pt" fo:font-style="italic" fo:font-weight="bold" officeooo:rsid="00387f71" officeooo:paragraph-rsid="00387f71" style:font-style-asian="italic" style:font-weight-asian="bold" style:font-style-complex="italic" style:font-weight-complex="bold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0pt" fo:font-style="italic" fo:font-weight="normal" officeooo:rsid="0025c787" officeooo:paragraph-rsid="0025c787" style:font-style-asian="italic" style:font-weight-asian="normal" style:font-style-complex="italic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29e538" officeooo:paragraph-rsid="0029e538" style:font-style-asian="italic" style:font-weight-asian="normal" style:font-style-complex="italic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2bb801" officeooo:paragraph-rsid="002bb801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fo:font-style="italic" fo:font-weight="normal" officeooo:rsid="002bb801" officeooo:paragraph-rsid="002bb801" style:font-style-asian="italic" style:font-weight-asian="normal" style:font-style-complex="italic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0pt" fo:font-style="italic" fo:font-weight="normal" officeooo:rsid="002bb801" officeooo:paragraph-rsid="002bb801" style:font-style-asian="italic" style:font-weight-asian="normal" style:font-style-complex="italic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fo:font-size="10pt" fo:font-style="italic" fo:font-weight="normal" officeooo:rsid="00387f71" officeooo:paragraph-rsid="00387f7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0pt" fo:font-style="italic" fo:font-weight="normal" officeooo:rsid="00387f71" officeooo:paragraph-rsid="00387f71" style:font-style-asian="italic" style:font-weight-asian="normal" style:font-style-complex="italic" style:font-weight-complex="normal"/>
    </style:style>
    <style:style style:name="P51" style:family="paragraph" style:parent-style-name="Standard" style:list-style-name="L13">
      <style:paragraph-properties fo:text-align="start" style:justify-single-word="false"/>
      <style:text-properties fo:font-size="10pt" fo:font-style="italic" fo:font-weight="normal" officeooo:rsid="0038ce2b" officeooo:paragraph-rsid="0038ce2b" style:font-style-asian="italic" style:font-weight-asian="normal" style:font-style-complex="italic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fo:font-size="10pt" fo:font-style="italic" officeooo:rsid="002bb801" officeooo:paragraph-rsid="002bb801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ize="10pt" fo:font-style="italic" officeooo:rsid="002bb801" officeooo:paragraph-rsid="002bb801" style:font-style-asian="italic" style:font-style-complex="italic"/>
    </style:style>
    <style:style style:name="P54" style:family="paragraph" style:parent-style-name="Standard" style:list-style-name="L8">
      <style:paragraph-properties fo:text-align="start" style:justify-single-word="false"/>
      <style:text-properties officeooo:paragraph-rsid="002b5686"/>
    </style:style>
    <style:style style:name="P55" style:family="paragraph" style:parent-style-name="Standard" style:list-style-name="L9">
      <style:paragraph-properties fo:text-align="start" style:justify-single-word="false"/>
      <style:text-properties officeooo:paragraph-rsid="002bb801"/>
    </style:style>
    <style:style style:name="P56" style:family="paragraph" style:parent-style-name="Standard" style:list-style-name="L11">
      <style:paragraph-properties fo:text-align="start" style:justify-single-word="false"/>
      <style:text-properties officeooo:paragraph-rsid="002bb801"/>
    </style:style>
    <style:style style:name="P57" style:family="paragraph" style:parent-style-name="Standard" style:list-style-name="L8">
      <style:paragraph-properties fo:text-align="start" style:justify-single-word="false"/>
      <style:text-properties officeooo:rsid="002bb801" officeooo:paragraph-rsid="002bb8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568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0pt" fo:font-style="italic" style:font-style-asian="italic" style:font-style-complex="italic"/>
    </style:style>
    <style:style style:name="T10" style:family="text">
      <style:text-properties fo:font-size="10pt" fo:font-style="italic" officeooo:rsid="002b5686" style:font-style-asian="italic" style:font-style-complex="italic"/>
    </style:style>
    <style:style style:name="T11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0pt" fo:font-style="italic" fo:font-weight="normal" officeooo:rsid="002bb801" style:font-style-asian="italic" style:font-weight-asian="normal" style:font-style-complex="italic" style:font-weight-complex="normal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size="12pt" fo:font-style="normal" officeooo:rsid="00346748" style:font-style-asian="normal" style:font-style-complex="normal"/>
    </style:style>
    <style:style style:name="T15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2b5686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bb801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normal" officeooo:rsid="00346748" style:font-style-asian="normal" style:font-weight-asian="normal" style:font-style-complex="normal" style:font-weight-complex="normal"/>
    </style:style>
    <style:style style:name="T19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2a9d5c"/>
    </style:style>
    <style:style style:name="T21" style:family="text">
      <style:text-properties officeooo:rsid="002b56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ails - Time Zones</text:p>
      <text:p text:style-name="P12"/>
      <text:p text:style-name="P1">Rails Time &amp; DateTime</text:p>
      <text:list xml:id="list1508048988" text:style-name="L2">
        <text:list-item>
          <text:p text:style-name="P15">Ruby provides two classes to manage time: <text:span text:style-name="T4">Time</text:span><text:span text:style-name="T6"> and </text:span><text:span text:style-name="T4">DateTime</text:span></text:p>
          <text:list>
            <text:list-item>
              <text:p text:style-name="P16"><text:span text:style-name="T6">There are few differences between these two classes, however there are some guidelines that may help choosing.</text:span></text:p>
            </text:list-item>
            <text:list-item>
              <text:p text:style-name="P16"><text:span text:style-name="T6">Use DateTime when: Dates and times are in a historical context.</text:span></text:p>
            </text:list-item>
            <text:list-item>
              <text:p text:style-name="P16"><text:span text:style-name="T6">Use Time when: Date and times are in the current context.</text:span></text:p>
            </text:list-item>
          </text:list>
        </text:list-item>
        <text:list-item>
          <text:p text:style-name="P13"><text:span text:style-name="T6">Generally,</text:span><text:span text:style-name="T7"> Using </text:span><text:span text:style-name="T2">Time</text:span><text:span text:style-name="T7"> is the better choice for most applications.</text:span></text:p>
        </text:list-item>
      </text:list>
      <text:p text:style-name="P14"><text:span text:style-name="T7"/></text:p>
      <text:p text:style-name="P4"><text:span text:style-name="T6">TZInfo</text:span></text:p>
      <text:list xml:id="list2828767436" text:style-name="L5">
        <text:list-item>
          <text:p text:style-name="P19"><text:span text:style-name="T6">TZInfo is another time zone library which provides daylight-saving-aware transformations between times in different time zones. </text:span></text:p>
          <text:list>
            <text:list-item>
              <text:p text:style-name="P19"><text:span text:style-name="T6">It is a gem that is available and includes data on 582 time zones.</text:span></text:p>
            </text:list-item>
          </text:list>
        </text:list-item>
      </text:list>
      <text:p text:style-name="P14"><text:span text:style-name="T7"/></text:p>
      <text:p text:style-name="P2"><text:span text:style-name="T6">Adding To Time &amp; DateTime</text:span></text:p>
      <text:list xml:id="list2248510707" text:style-name="L3">
        <text:list-item>
          <text:p text:style-name="P17"><text:span text:style-name="T6">Adding to </text:span><text:span text:style-name="T4">Time</text:span><text:span text:style-name="T6"> is counted in </text:span><text:span text:style-name="T4">seconds</text:span><text:span text:style-name="T6">.</text:span></text:p>
        </text:list-item>
        <text:list-item>
          <text:p text:style-name="P17"><text:span text:style-name="T6">Adding to </text:span><text:span text:style-name="T4">DateTime</text:span><text:span text:style-name="T6"> is counted in </text:span><text:span text:style-name="T4">days</text:span><text:span text:style-name="T6">.</text:span></text:p>
        </text:list-item>
      </text:list>
      <text:p text:style-name="P18"><text:span text:style-name="T6"/></text:p>
      <text:p text:style-name="P3"><text:span text:style-name="T6">ISO 8601</text:span></text:p>
      <text:list xml:id="list3634556685" text:style-name="L4">
        <text:list-item>
          <text:p text:style-name="P20"><text:span text:style-name="T6">Calling </text:span><text:span text:style-name="T9">#iso8601</text:span><text:span text:style-name="T6"> will convert a Time object into the ISO8601 format.</text:span></text:p>
        </text:list-item>
      </text:list>
      <text:p text:style-name="P21"><text:span text:style-name="T6"/></text:p>
      <text:p text:style-name="P5"><text:span text:style-name="T6">Rails TimeZone</text:span></text:p>
      <text:list xml:id="list2012742995" text:style-name="L6">
        <text:list-item>
          <text:p text:style-name="P22"><text:span text:style-name="T6">Rails ActiveSupport::TimeZone uses TZInfo and displays zones in a friendlier way for 146 zones.</text:span></text:p>
        </text:list-item>
        <text:list-item>
          <text:p text:style-name="P22"><text:span text:style-name="T6">Time and ActiveSupport::TimeWithZone instances are interchangeable, you should </text:span><text:span text:style-name="T8">never</text:span><text:span text:style-name="T6"> create a TimeWithZone instance via #</text:span><text:span text:style-name="T2">new</text:span><text:span text:style-name="T6">.</text:span></text:p>
        </text:list-item>
      </text:list>
      <text:p text:style-name="P23"><text:span text:style-name="T6"/></text:p>
      <text:p text:style-name="P24"><text:span text:style-name="T6"><text:tab/></text:span><text:span text:style-name="T8">Commands</text:span></text:p>
      <text:list xml:id="list1284396958" text:style-name="L7">
        <text:list-item>
          <text:p text:style-name="P25"><text:span text:style-name="T6">See all available time zones: </text:span><text:span text:style-name="T9">rake:time:zones:all</text:span></text:p>
        </text:list-item>
        <text:list-item>
          <text:p text:style-name="P26">Check the current set time zone (console): <text:span text:style-name="T9">Time.zone</text:span></text:p>
          <text:list>
            <text:list-item>
              <text:p text:style-name="P27">You can set time zone with the above command. (<text:span text:style-name="T9">Time.zone = 'Perth')</text:span></text:p>
            </text:list-item>
          </text:list>
        </text:list-item>
        <text:list-item>
          <text:p text:style-name="P27">Permanently change the application's time zone through configs.</text:p>
          <text:list>
            <text:list-item>
              <text:p text:style-name="P44">config.time_zone = 'Perth'</text:p>
            </text:list-item>
          </text:list>
        </text:list-item>
      </text:list>
      <text:p text:style-name="P28"/>
      <text:p text:style-name="P6">User Time Zones</text:p>
      <text:list xml:id="list3416522604" text:style-name="L8">
        <text:list-item>
          <text:p text:style-name="P29">Each user can have their time zone defined by adding the <text:span text:style-name="T9">:time_zone</text:span> attribute to the User model.</text:p>
          <text:list>
            <text:list-item>
              <text:p text:style-name="P29">Example: time_zone migration</text:p>
              <text:list>
                <text:list-header>
                  <text:p text:style-name="P45">t.string :time_zone, default: 'UTC'</text:p>
                </text:list-header>
              </text:list>
            </text:list-item>
            <text:list-item>
              <text:p text:style-name="P29">Store the time zone as a <text:span text:style-name="T1">string</text:span>.</text:p>
              <text:p text:style-name="P29"/>
            </text:list-item>
          </text:list>
        </text:list-item>
        <text:list-item>
          <text:p text:style-name="P29">The user can set their time zone manually when creating or editing their profile.</text:p>
          <text:list>
            <text:list-item>
              <text:p text:style-name="P29">SimpleForm gem supports <text:span text:style-name="T9">:time_zone</text:span><text:span text:style-name="T20"> and provides a form helper so the user can select a time zone.</text:span></text:p>
            </text:list-item>
            <text:list-item>
              <text:p text:style-name="P30">There is also a Javascript method to detect the user's time zone and set it during User creation.<text:span text:style-name="T21"> (</text:span><text:span text:style-name="T10">jsTimezoneDetect</text:span><text:span text:style-name="T3">)</text:span></text:p>
              <text:list>
                <text:list-item>
                  <text:p text:style-name="P54"><text:span text:style-name="T16">Link: </text:span><text:a xlink:type="simple" xlink:href="https://www.github.com/pellepim/jstimezonedetect" text:style-name="Internet_20_link" text:visited-style-name="Visited_20_Internet_20_Link"><text:span text:style-name="T16">Github - jsTimezoneDetect</text:span></text:a></text:p>
                </text:list-item>
              </text:list>
            </text:list-item>
          </text:list>
        </text:list-item>
        <text:list-item>
          <text:p text:style-name="P57"><text:soft-page-break/><text:span text:style-name="T16">O</text:span><text:span text:style-name="T15">nce time zone is set for the user, you can use an </text:span><text:span text:style-name="T11">around_action</text:span><text:span text:style-name="T15"> in ApplicationController to apply the user's preferred time zone.</text:span></text:p>
          <text:list>
            <text:list-item>
              <text:p text:style-name="P57"><text:span text:style-name="T15">example: Setting user's time zone</text:span></text:p>
              <text:list>
                <text:list-header>
                  <text:p text:style-name="P52"><text:span text:style-name="T5">around_action :set_time_zone, if :current_user</text:span></text:p>
                  <text:p text:style-name="P52"><text:span text:style-name="T5"/></text:p>
                </text:list-header>
              </text:list>
            </text:list-item>
          </text:list>
        </text:list-item>
      </text:list>
      <text:p text:style-name="P53"><text:span text:style-name="T5"><text:tab/><text:tab/>private</text:span></text:p>
      <text:p text:style-name="P53"><text:span text:style-name="T5"/></text:p>
      <text:p text:style-name="P53"><text:span text:style-name="T5"><text:tab/><text:tab/>def set_time_zone(&amp;block)</text:span></text:p>
      <text:p text:style-name="P53"><text:span text:style-name="T5"><text:tab/><text:tab/> <text:s/>Time.use_zone(current_user.time_zone, &amp;block)</text:span></text:p>
      <text:p text:style-name="P53"><text:span text:style-name="T5"><text:tab/><text:tab/>end</text:span></text:p>
      <text:list xml:id="list195420490071722" text:continue-numbering="true" text:style-name="L8">
        <text:list-item>
          <text:list>
            <text:list-item>
              <text:p text:style-name="P57"><text:span text:style-name="T15">This passes the current user's time zone to </text:span><text:span text:style-name="T11">use_zone</text:span><text:span text:style-name="T15"> method on the </text:span><text:span text:style-name="T19">Time</text:span><text:span text:style-name="T15"> class (method in ActiveSupport). This methods sets the time zone for the duration of the block passed to it.</text:span></text:p>
              <text:p text:style-name="P57"><text:span text:style-name="T15"/></text:p>
            </text:list-item>
          </text:list>
        </text:list-item>
        <text:list-item>
          <text:p text:style-name="P57"><text:span text:style-name="T15">To display a time in the specific's user time zone, use </text:span><text:span text:style-name="T11">#in_time_zone</text:span><text:span text:style-name="T15">.</text:span></text:p>
          <text:list>
            <text:list-item>
              <text:p text:style-name="P57"><text:span text:style-name="T15">Example: Display time in user time zone</text:span></text:p>
              <text:list>
                <text:list-item>
                  <text:p text:style-name="P52"><text:span text:style-name="T5">&lt;%= time.in_time_zone(current_user.time_zone) %&gt;</text:span></text:p>
                </text:list-item>
              </text:list>
            </text:list-item>
          </text:list>
        </text:list-item>
      </text:list>
      <text:p text:style-name="P38"><text:span text:style-name="T5"/></text:p>
      <text:p text:style-name="P7">Working With APIs</text:p>
      <text:list xml:id="list3337595810" text:style-name="L9">
        <text:list-item>
          <text:p text:style-name="P31">It is good practice to use the ISO8601 standard when working with APIs.</text:p>
          <text:list>
            <text:list-item>
              <text:p text:style-name="P31">The ISO8601 standard represents date/time information as a string.</text:p>
              <text:p text:style-name="P31"/>
            </text:list-item>
          </text:list>
        </text:list-item>
        <text:list-item>
          <text:p text:style-name="P31">An ISO8601 string looks like this:</text:p>
          <text:list>
            <text:list-item>
              <text:p text:style-name="P31">Example: ISO8601 String Format</text:p>
              <text:list>
                <text:list-header>
                  <text:p text:style-name="P46">Time.now.utc.iso8601 #=&gt; "2015-07-04T21:53:23Z"</text:p>
                </text:list-header>
              </text:list>
            </text:list-item>
            <text:list-item>
              <text:p text:style-name="P31">The "Z" indicates that the time is in UTC, not a local time zone</text:p>
              <text:p text:style-name="P31"/>
            </text:list-item>
          </text:list>
        </text:list-item>
        <text:list-item>
          <text:p text:style-name="P55"><text:span text:style-name="T17">To convert the string back to a Time instance, use </text:span><text:span text:style-name="T12">#iso8601(TimeInstance</text:span></text:p>
          <text:list>
            <text:list-item>
              <text:p text:style-name="P31">Example: Converting string back to Time instance</text:p>
              <text:list>
                <text:list-header>
                  <text:p text:style-name="P46">Time.iso8601(Time.now.utc.iso8601) #=&gt; 2015-07-04 <text:s/>21:53:23 <text:s/>UTC</text:p>
                </text:list-header>
              </text:list>
            </text:list-item>
          </text:list>
        </text:list-item>
      </text:list>
      <text:p text:style-name="P47"/>
      <text:p text:style-name="P7">Three Time Zones</text:p>
      <text:list xml:id="list3679197899" text:style-name="L10">
        <text:list-item>
          <text:p text:style-name="P33">Rails has three different time zones:</text:p>
          <text:list>
            <text:list-item>
              <text:p text:style-name="P33">System time</text:p>
            </text:list-item>
            <text:list-item>
              <text:p text:style-name="P33">Application time</text:p>
            </text:list-item>
            <text:list-item>
              <text:p text:style-name="P33">Database time</text:p>
            </text:list-item>
          </text:list>
        </text:list-item>
      </text:list>
      <text:p text:style-name="P32"/>
      <text:p text:style-name="P32"><text:tab/><text:span text:style-name="T1">Difference Between Methods</text:span></text:p>
      <text:list xml:id="list1872989594" text:style-name="L11">
        <text:list-item>
          <text:p text:style-name="P48">Time.now : <text:span text:style-name="T13">This is 'System time' | setting Time.zone does not affect this.</text:span></text:p>
        </text:list-item>
        <text:list-item>
          <text:p text:style-name="P48">Time.zone.now == Time.current : <text:span text:style-name="T13">This is the current time in the time zone set.</text:span></text:p>
        </text:list-item>
        <text:list-item>
          <text:p text:style-name="P48">Time.now.in_time_zone : <text:span text:style-name="T13">Translates the 'System time' to 'Application time'</text:span></text:p>
          <text:p text:style-name="P48"><text:span text:style-name="T13"/></text:p>
        </text:list-item>
        <text:list-item>
          <text:p text:style-name="P48">Date.today : <text:span text:style-name="T13">This is the date on the system machine, system date.</text:span></text:p>
        </text:list-item>
        <text:list-item>
          <text:p text:style-name="P56"><text:span text:style-name="T12">Time.zone.today : </text:span><text:span text:style-name="T17">This is the </text:span><text:span text:style-name="T18">'A</text:span><text:span text:style-name="T17">pplication </text:span><text:span text:style-name="T18">T</text:span><text:span text:style-name="T17">ime</text:span><text:span text:style-name="T18">'</text:span><text:span text:style-name="T17"> using the time zone.</text:span></text:p>
        </text:list-item>
        <text:list-item>
          <text:p text:style-name="P48">Time.zone.tomorrow : <text:span text:style-name="T13">This is tomorrow in </text:span><text:span text:style-name="T14">'</text:span><text:span text:style-name="T13">Application time zone'</text:span></text:p>
        </text:list-item>
      </text:list>
      <text:p text:style-name="P47"><text:span text:style-name="T13"/></text:p>
      <text:p text:style-name="P10"><text:span text:style-name="T6">Time Zone Related Querying</text:span></text:p>
      <text:list xml:id="list2616634297" text:style-name="L12">
        <text:list-item>
          <text:p text:style-name="P39"><text:span text:style-name="T6">Rails saves timestamps to the database in UTC time zone.</text:span></text:p>
        </text:list-item>
        <text:list-item>
          <text:p text:style-name="P40"><text:span text:style-name="T6">Always</text:span><text:span text:style-name="T7"> use </text:span>Time.current<text:span text:style-name="T7"> for any database queries, so Rails will translate and compare the correct times.</text:span></text:p>
        </text:list-item>
      </text:list>
      <text:p text:style-name="P41"><text:span text:style-name="T7"/></text:p>
      <text:p text:style-name="P11"><text:soft-page-break/><text:span text:style-name="T6">Guidelines for Time Zones</text:span></text:p>
      <text:list xml:id="list4201415045" text:style-name="L13">
        <text:list-item>
          <text:p text:style-name="P42"><text:span text:style-name="T6">!! DO NOT USE !!</text:span></text:p>
          <text:list>
            <text:list-item>
              <text:p text:style-name="P51">Time.now</text:p>
            </text:list-item>
            <text:list-item>
              <text:p text:style-name="P51">Date.today</text:p>
            </text:list-item>
            <text:list-item>
              <text:p text:style-name="P51">Date.today.to_time</text:p>
            </text:list-item>
            <text:list-item>
              <text:p text:style-name="P51">Time.parse("2015-07-04 17:05:37")</text:p>
            </text:list-item>
            <text:list-item>
              <text:p text:style-name="P51">Time.strptime(string, "%Y-%m-%dT%H:%M:%S%z")</text:p>
              <text:p text:style-name="P51"/>
            </text:list-item>
          </text:list>
        </text:list-item>
        <text:list-item>
          <text:p text:style-name="P43"><text:span text:style-name="T6">** DO USE **</text:span></text:p>
          <text:list>
            <text:list-item>
              <text:p text:style-name="P49">Time.current</text:p>
            </text:list-item>
            <text:list-item>
              <text:p text:style-name="P49">2.hours.ago</text:p>
            </text:list-item>
            <text:list-item>
              <text:p text:style-name="P49">Time.zone.today</text:p>
            </text:list-item>
            <text:list-item>
              <text:p text:style-name="P49">Date.current</text:p>
            </text:list-item>
            <text:list-item>
              <text:p text:style-name="P49">1.day.from_now</text:p>
            </text:list-item>
            <text:list-item>
              <text:p text:style-name="P49">Time.zone.parse("2015-07-04 17:05:37")</text:p>
            </text:list-item>
            <text:list-item>
              <text:p text:style-name="P49">Time.strptime(string, "%Y-%m-%dT%H:%M:%S%z").in_time_zone</text:p>
            </text:list-item>
          </text:list>
        </text:list-item>
      </text:list>
      <text:p text:style-name="P50"/>
      <text:p text:style-name="P8">Testing Time Zones</text:p>
      <text:list xml:id="list1355795490" text:style-name="L14">
        <text:list-item>
          <text:p text:style-name="P34">Rails has an <text:span text:style-name="T9">ActiveSupport::Testing::TimeHelpers </text:span>module which has useful methods: <text:span text:style-name="T4">#travel, #travel_back, </text:span>and <text:span text:style-name="T4">#travel_to</text:span>.</text:p>
          <text:list>
            <text:list-item>
              <text:p text:style-name="P34">These methods are used to freeze time within blocks in the tests</text:p>
            </text:list-item>
          </text:list>
        </text:list-item>
        <text:list-item>
          <text:p text:style-name="P34">There are gems which help set and freeze time in tests for <text:span text:style-name="T1">older</text:span> rails versions.</text:p>
          <text:list>
            <text:list-item>
              <text:p text:style-name="P34">Gems: Timecop, Delorean, Zonebie</text:p>
            </text:list-item>
          </text:list>
        </text:list-item>
      </text:list>
      <text:p text:style-name="P35"/>
      <text:p text:style-name="P9">Saving DateTimes For Future Events</text:p>
      <text:list xml:id="list2425370663" text:style-name="L16">
        <text:list-item>
          <text:p text:style-name="P37">The most accurate answer: <text:span text:style-name="T5">Convert to UTC and save.</text:span></text:p>
          <text:p text:style-name="P37"><text:span text:style-name="T5"/></text:p>
        </text:list-item>
      </text:list>
      <text:list xml:id="list94699717" text:style-name="L15">
        <text:list-item>
          <text:p text:style-name="P36">Rule of thumb: Events that have happened in the recent past can safely be saved as UTC.</text:p>
          <text:list>
            <text:list-item>
              <text:p text:style-name="P36">Examples: timestamps for an email that has been sent.</text:p>
              <text:list>
                <text:list-item>
                  <text:p text:style-name="P36">Your system knows the time in uTC and can save it in UTC. This can be converted later to any other time zone.</text:p>
                  <text:p text:style-name="P36"/>
                </text:list-item>
              </text:list>
            </text:list-item>
          </text:list>
        </text:list-item>
        <text:list-item>
          <text:p text:style-name="P36">Future datetimes such as meethings: converting to UTC and saving UTC + timezone name is not resistent to changes in time zone rul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104" meta:word-count="816" meta:character-count="4868" meta:non-whitespace-character-count="4217"/>
  </office:meta>
</office:document-meta>
</file>